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5pt" officeooo:rsid="00170f2e" officeooo:paragraph-rsid="00170f2e" style:font-size-asian="15pt" style:font-size-complex="15pt"/>
    </style:style>
    <style:style style:name="P2" style:family="paragraph" style:parent-style-name="Standard">
      <style:text-properties fo:font-size="15pt" style:text-underline-style="solid" style:text-underline-width="auto" style:text-underline-color="font-color" officeooo:rsid="00170f2e" officeooo:paragraph-rsid="00170f2e" style:font-size-asian="15pt" style:font-size-complex="15pt"/>
    </style:style>
    <style:style style:name="P3" style:family="paragraph" style:parent-style-name="Standard" style:list-style-name="L1">
      <style:text-properties fo:font-size="12pt" officeooo:rsid="00170f2e" officeooo:paragraph-rsid="00170f2e" style:font-size-asian="10.5pt" style:font-size-complex="12pt"/>
    </style:style>
    <style:style style:name="P4" style:family="paragraph" style:parent-style-name="Standard">
      <style:text-properties fo:font-size="12pt" officeooo:rsid="00170f2e" officeooo:paragraph-rsid="00170f2e" style:font-size-asian="10.5pt" style:font-size-complex="12pt"/>
    </style:style>
    <style:style style:name="P5" style:family="paragraph" style:parent-style-name="Standard" style:list-style-name="L1">
      <style:text-properties fo:font-size="12pt" officeooo:rsid="00187966" officeooo:paragraph-rsid="00187966" style:font-size-asian="10.5pt" style:font-size-complex="12pt"/>
    </style:style>
    <style:style style:name="P6" style:family="paragraph" style:parent-style-name="Standard">
      <style:text-properties fo:font-size="12pt" officeooo:rsid="00187966" officeooo:paragraph-rsid="00187966" style:font-size-asian="10.5pt" style:font-size-complex="12pt"/>
    </style:style>
    <style:style style:name="P7" style:family="paragraph" style:parent-style-name="Standard" style:list-style-name="L2">
      <style:text-properties fo:font-size="12pt" officeooo:rsid="00187966" officeooo:paragraph-rsid="00187966" style:font-size-asian="10.5pt" style:font-size-complex="12pt"/>
    </style:style>
    <style:style style:name="P8" style:family="paragraph" style:parent-style-name="Standard" style:list-style-name="L2">
      <style:text-properties fo:font-size="12pt" officeooo:rsid="001a7234" officeooo:paragraph-rsid="001a7234" style:font-size-asian="10.5pt" style:font-size-complex="12pt"/>
    </style:style>
    <style:style style:name="P9" style:family="paragraph" style:parent-style-name="Standard">
      <style:text-properties fo:font-size="12pt" officeooo:rsid="001a7234" officeooo:paragraph-rsid="001a7234" style:font-size-asian="10.5pt" style:font-size-complex="12pt"/>
    </style:style>
    <style:style style:name="P10" style:family="paragraph" style:parent-style-name="Standard">
      <style:text-properties fo:font-size="12pt" officeooo:rsid="001ab45d" officeooo:paragraph-rsid="001a7234" style:font-size-asian="10.5pt" style:font-size-complex="12pt"/>
    </style:style>
    <style:style style:name="P11" style:family="paragraph" style:parent-style-name="Standard" style:list-style-name="L2">
      <style:text-properties fo:font-size="12pt" fo:font-weight="bold" officeooo:rsid="001a7234" officeooo:paragraph-rsid="001a7234" style:font-size-asian="10.5pt" style:font-weight-asian="bold" style:font-size-complex="12pt" style:font-weight-complex="bold"/>
    </style:style>
    <style:style style:name="P12" style:family="paragraph" style:parent-style-name="Standard" style:list-style-name="L2">
      <style:text-properties fo:font-size="12pt" fo:font-weight="bold" officeooo:rsid="001ab45d" officeooo:paragraph-rsid="001ab45d" style:font-size-asian="10.5pt" style:font-weight-asian="bold" style:font-size-complex="12pt" style:font-weight-complex="bold"/>
    </style:style>
    <style:style style:name="P13" style:family="paragraph" style:parent-style-name="Standard">
      <style:text-properties fo:font-size="12pt" fo:font-weight="bold" officeooo:rsid="001ab45d" officeooo:paragraph-rsid="001ab45d" style:font-size-asian="10.5pt" style:font-weight-asian="bold" style:font-size-complex="12pt" style:font-weight-complex="bold"/>
    </style:style>
    <style:style style:name="P14" style:family="paragraph" style:parent-style-name="Standard" style:list-style-name="L2">
      <style:text-properties fo:font-size="12pt" fo:font-weight="bold" officeooo:rsid="001c9f8c" officeooo:paragraph-rsid="001c9f8c" style:font-size-asian="10.5pt" style:font-weight-asian="bold" style:font-size-complex="12pt" style:font-weight-complex="bold"/>
    </style:style>
    <style:style style:name="P15" style:family="paragraph" style:parent-style-name="Standard" style:list-style-name="L2">
      <style:text-properties fo:font-size="12pt" fo:font-weight="normal" officeooo:rsid="001ab45d" officeooo:paragraph-rsid="001ab45d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1ab45d" officeooo:paragraph-rsid="001ab45d" style:font-size-asian="10.5pt" style:font-weight-asian="normal" style:font-size-complex="12pt" style:font-weight-complex="normal"/>
    </style:style>
    <style:style style:name="P17" style:family="paragraph" style:parent-style-name="Standard" style:list-style-name="L2">
      <style:text-properties officeooo:paragraph-rsid="001c9f8c"/>
    </style:style>
    <style:style style:name="P18" style:family="paragraph" style:parent-style-name="Standard" style:list-style-name="L2">
      <style:text-properties officeooo:rsid="001c9f8c" officeooo:paragraph-rsid="001c9f8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2pt" fo:font-weight="normal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1c9f8c" style:font-size-asian="10.5pt" style:font-weight-asian="normal" style:font-size-complex="12pt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ING 10/6</text:p>
      <text:p text:style-name="P1">Languages of Sub-Saharan Africa</text:p>
      <text:p text:style-name="P1"/>
      <text:list text:style-name="L1">
        <text:list-item>
          <text:p text:style-name="P3">Niger Congo – 1514 languages</text:p>
        </text:list-item>
        <text:list-item>
          <text:p text:style-name="P3">Nilo-Saharan – 204 Languages</text:p>
        </text:list-item>
        <text:list-item>
          <text:p text:style-name="P3">Khoisan – 30 languages</text:p>
        </text:list-item>
        <text:list-item>
          <text:p text:style-name="P3">(and Afro-Asiatic above the Sahara)</text:p>
        </text:list-item>
      </text:list>
      <text:p text:style-name="P4"/>
      <text:p text:style-name="P6"/>
      <text:list text:continue-numbering="true" text:style-name="L1">
        <text:list-item>
          <text:p text:style-name="P5">Manding Language and Mali Empire (Niger-Congo)</text:p>
          <text:list>
            <text:list-item>
              <text:p text:style-name="P5">inspired an oral epic</text:p>
            </text:list-item>
            <text:list-item>
              <text:p text:style-name="P5">arabic-based writing system</text:p>
            </text:list-item>
            <text:list-item>
              <text:p text:style-name="P5">spread in connection to the spread of Islam</text:p>
            </text:list-item>
            <text:list-item>
              <text:p text:style-name="P5">1200s-1400s, height in 1350</text:p>
            </text:list-item>
          </text:list>
        </text:list-item>
        <text:list-item>
          <text:p text:style-name="P5">Songhai language and Empire</text:p>
          <text:list>
            <text:list-item>
              <text:p text:style-name="P5">existed since 1000s</text:p>
            </text:list-item>
            <text:list-item>
              <text:p text:style-name="P5">Dominant empire in 1400s and 1500s</text:p>
            </text:list-item>
            <text:list-item>
              <text:p text:style-name="P5">controlled trans-Sahara trade routes, including key city of Timbuktu, on the Niger river</text:p>
            </text:list-item>
          </text:list>
        </text:list-item>
      </text:list>
      <text:p text:style-name="P6"/>
      <text:p text:style-name="P6">Niger-Congo</text:p>
      <text:p text:style-name="P9">Ex: <text:span text:style-name="T1">Igbo, Fula, Zulu</text:span></text:p>
      <text:p text:style-name="P10"/>
      <text:list text:style-name="L2">
        <text:list-item>
          <text:p text:style-name="P7">Within the 3 sub families, Bantu languages account for 200 million speakers</text:p>
        </text:list-item>
        <text:list-item>
          <text:p text:style-name="P8">100s of small languages with a few thousand speakers each, but also many large languages</text:p>
        </text:list-item>
        <text:list-item>
          <text:p text:style-name="P8">Ideology: <text:span text:style-name="T1">Same language = we all get along?</text:span><text:span text:style-name="T2"> </text:span></text:p>
          <text:list>
            <text:list-item>
              <text:p text:style-name="P8"><text:span text:style-name="T2">No-- Rwandan genocide was tragic. Same language, different ethnicity</text:span></text:p>
            </text:list-item>
            <text:list-item>
              <text:p text:style-name="P8"><text:span text:style-name="T2">Language != ethnicity</text:span></text:p>
            </text:list-item>
          </text:list>
        </text:list-item>
        <text:list-item>
          <text:p text:style-name="P11">Swahili<text:span text:style-name="T2"> is the lingua franca for East Africa for over 50m people (2m+ native speakers on the coast)</text:span></text:p>
        </text:list-item>
      </text:list>
      <text:p text:style-name="P13"><text:span text:style-name="T2"/></text:p>
      <text:list text:continue-numbering="true" text:style-name="L2">
        <text:list-item>
          <text:p text:style-name="P12">Language Policy:<text:span text:style-name="T2"> </text:span></text:p>
          <text:list>
            <text:list-item>
              <text:p text:style-name="P12"><text:span text:style-name="T2">France colonial policy promoted the french language and made it the official language of Colonial states. Now, with minimal education systems, 95% of pops speak native languages and very little French speakers</text:span></text:p>
            </text:list-item>
            <text:list-item>
              <text:p text:style-name="P12"><text:span text:style-name="T2">English policy tended to give more support to local African languages, have them become the official language of the country.</text:span></text:p>
            </text:list-item>
          </text:list>
        </text:list-item>
        <text:list-item>
          <text:p text:style-name="P12">Language Feature of many Niger-Congo langauges</text:p>
          <text:list>
            <text:list-item>
              <text:p text:style-name="P15">doubly-articulated consonants (gb, kp) (two consonant sounds at the same time)</text:p>
            </text:list-item>
            <text:list-item>
              <text:p text:style-name="P15">pre-nasalized consonants (mb- nt- nd-) (nearly simultaneously pronounced)</text:p>
            </text:list-item>
            <text:list-item>
              <text:p text:style-name="P15">implosive consonants (inhale rather than exhale)</text:p>
            </text:list-item>
            <text:list-item>
              <text:p text:style-name="P15">Tones</text:p>
            </text:list-item>
          </text:list>
        </text:list-item>
      </text:list>
      <text:p text:style-name="P16"/>
      <text:list text:continue-numbering="true" text:style-name="L2">
        <text:list-item>
          <text:p text:style-name="P12">Ethnogenesis<text:span text:style-name="T2"> is the creation of a new identity (linguistically, politically, socially)</text:span></text:p>
          <text:list>
            <text:list-item>
              <text:p text:style-name="P14"><text:span text:style-name="T2">ie Mexican American, Hispanic, Latino, etc</text:span></text:p>
            </text:list-item>
          </text:list>
        </text:list-item>
        <text:list-item>
          <text:p text:style-name="P17"><text:span text:style-name="T4">Rapid ethno-linguo-genesis in Uganda</text:span></text:p>
          <text:list>
            <text:list-item>
              <text:p text:style-name="P18"><text:span text:style-name="T3">Called Runyakitara, began in 1980s. Merger of 4 different ethnic groups</text:span></text:p>
            </text:list-item>
          </text:list>
        </text:list-item>
        <text:list-item>
          <text:p text:style-name="P18"><text:span text:style-name="T3">(Chi)Chewa langauge unification: spoken in Malawi, also Zambia, Zimbabwae, Mozambique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6T14:28:51.883115349</meta:creation-date>
    <dc:date>2025-10-06T15:20:22.993421510</dc:date>
    <meta:editing-duration>PT8M35S</meta:editing-duration>
    <meta:editing-cycles>1</meta:editing-cycles>
    <meta:document-statistic meta:table-count="0" meta:image-count="0" meta:object-count="0" meta:page-count="1" meta:paragraph-count="36" meta:word-count="302" meta:character-count="1864" meta:non-whitespace-character-count="1625"/>
    <meta:generator>LibreOffice/24.2.7.2$Linux_X86_64 LibreOffice_project/420$Build-2</meta:generator>
  </office:meta>
</office:document-meta>
</file>